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0af6a4" officeooo:paragraph-rsid="000af6a4"/>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27f8c"/>
    </style:style>
    <style:style style:name="P4" style:family="paragraph" style:parent-style-name="Standard">
      <style:paragraph-properties fo:text-align="justify" style:justify-single-word="false"/>
      <style:text-properties officeooo:paragraph-rsid="0012fe0c"/>
    </style:style>
    <style:style style:name="P5" style:family="paragraph" style:parent-style-name="Standard">
      <style:paragraph-properties fo:text-align="justify" style:justify-single-word="false"/>
      <style:text-properties officeooo:paragraph-rsid="00131f4f"/>
    </style:style>
    <style:style style:name="P6" style:family="paragraph" style:parent-style-name="Standard">
      <style:paragraph-properties fo:text-align="justify" style:justify-single-word="false"/>
      <style:text-properties officeooo:paragraph-rsid="0014f253"/>
    </style:style>
    <style:style style:name="P7" style:family="paragraph" style:parent-style-name="Standard">
      <style:paragraph-properties fo:text-align="justify" style:justify-single-word="false"/>
      <style:text-properties officeooo:paragraph-rsid="00177736"/>
    </style:style>
    <style:style style:name="P8" style:family="paragraph" style:parent-style-name="Standard">
      <style:paragraph-properties fo:text-align="justify" style:justify-single-word="false"/>
      <style:text-properties officeooo:paragraph-rsid="001a268c"/>
    </style:style>
    <style:style style:name="P9" style:family="paragraph" style:parent-style-name="Standard">
      <style:paragraph-properties fo:text-align="justify" style:justify-single-word="false"/>
      <style:text-properties officeooo:paragraph-rsid="001a8a0d"/>
    </style:style>
    <style:style style:name="P10" style:family="paragraph" style:parent-style-name="Standard">
      <style:paragraph-properties fo:text-align="justify" style:justify-single-word="false"/>
      <style:text-properties officeooo:paragraph-rsid="001c0014"/>
    </style:style>
    <style:style style:name="P11" style:family="paragraph" style:parent-style-name="Standard">
      <style:paragraph-properties fo:text-align="justify" style:justify-single-word="false"/>
      <style:text-properties officeooo:paragraph-rsid="001d8f6e"/>
    </style:style>
    <style:style style:name="P12" style:family="paragraph" style:parent-style-name="Standard">
      <style:paragraph-properties fo:text-align="justify" style:justify-single-word="false"/>
      <style:text-properties officeooo:paragraph-rsid="001f0315"/>
    </style:style>
    <style:style style:name="P13" style:family="paragraph" style:parent-style-name="Standard">
      <style:paragraph-properties fo:text-align="justify" style:justify-single-word="false"/>
      <style:text-properties officeooo:paragraph-rsid="00265ba1"/>
    </style:style>
    <style:style style:name="P14" style:family="paragraph" style:parent-style-name="Standard">
      <style:paragraph-properties fo:text-align="justify" style:justify-single-word="false"/>
      <style:text-properties officeooo:paragraph-rsid="00266c70"/>
    </style:style>
    <style:style style:name="P15" style:family="paragraph" style:parent-style-name="Standard">
      <style:paragraph-properties fo:text-align="justify" style:justify-single-word="false"/>
      <style:text-properties officeooo:paragraph-rsid="00277ab6"/>
    </style:style>
    <style:style style:name="P16" style:family="paragraph" style:parent-style-name="Standard">
      <style:paragraph-properties fo:text-align="justify" style:justify-single-word="false"/>
      <style:text-properties officeooo:rsid="000f5c57" officeooo:paragraph-rsid="000f5c57"/>
    </style:style>
    <style:style style:name="P17" style:family="paragraph" style:parent-style-name="Standard">
      <style:paragraph-properties fo:text-align="justify" style:justify-single-word="false"/>
      <style:text-properties officeooo:rsid="00131f4f" officeooo:paragraph-rsid="00131f4f"/>
    </style:style>
    <style:style style:name="P18" style:family="paragraph" style:parent-style-name="Standard">
      <style:paragraph-properties fo:text-align="justify" style:justify-single-word="false"/>
      <style:text-properties officeooo:rsid="00177736" officeooo:paragraph-rsid="00177736"/>
    </style:style>
    <style:style style:name="P19" style:family="paragraph" style:parent-style-name="Standard">
      <style:paragraph-properties fo:text-align="justify" style:justify-single-word="false"/>
      <style:text-properties officeooo:rsid="00277ab6" officeooo:paragraph-rsid="00277ab6"/>
    </style:style>
    <style:style style:name="P20" style:family="paragraph" style:parent-style-name="Heading_20_1" style:master-page-name="Standard">
      <style:paragraph-properties style:page-number="auto"/>
      <style:text-properties officeooo:rsid="0029e99a"/>
    </style:style>
    <style:style style:name="P21" style:family="paragraph" style:parent-style-name="Heading_20_2">
      <style:text-properties officeooo:rsid="001fec2a"/>
    </style:style>
    <style:style style:name="P22" style:family="paragraph" style:parent-style-name="Heading_20_2">
      <style:paragraph-properties fo:break-before="page"/>
    </style:style>
    <style:style style:name="P23" style:family="paragraph" style:parent-style-name="Standard">
      <style:paragraph-properties fo:text-align="justify" style:justify-single-word="false"/>
      <style:text-properties officeooo:rsid="00266c70" officeooo:paragraph-rsid="00266c70"/>
    </style:style>
    <style:style style:name="T1" style:family="text">
      <style:text-properties officeooo:rsid="000de964"/>
    </style:style>
    <style:style style:name="T2" style:family="text">
      <style:text-properties officeooo:rsid="000f5c57"/>
    </style:style>
    <style:style style:name="T3" style:family="text">
      <style:text-properties officeooo:rsid="0012fe0c"/>
    </style:style>
    <style:style style:name="T4" style:family="text">
      <style:text-properties officeooo:rsid="00131f4f"/>
    </style:style>
    <style:style style:name="T5" style:family="text">
      <style:text-properties officeooo:rsid="0014f253"/>
    </style:style>
    <style:style style:name="T6" style:family="text">
      <style:text-properties officeooo:rsid="0014f987"/>
    </style:style>
    <style:style style:name="T7" style:family="text">
      <style:text-properties officeooo:rsid="00169efb"/>
    </style:style>
    <style:style style:name="T8" style:family="text">
      <style:text-properties officeooo:rsid="00177736"/>
    </style:style>
    <style:style style:name="T9" style:family="text">
      <style:text-properties officeooo:rsid="001845ef"/>
    </style:style>
    <style:style style:name="T10" style:family="text">
      <style:text-properties officeooo:rsid="001a268c"/>
    </style:style>
    <style:style style:name="T11" style:family="text">
      <style:text-properties officeooo:rsid="001a8a0d"/>
    </style:style>
    <style:style style:name="T12" style:family="text">
      <style:text-properties officeooo:rsid="001c0014"/>
    </style:style>
    <style:style style:name="T13" style:family="text">
      <style:text-properties officeooo:rsid="001d8f6e"/>
    </style:style>
    <style:style style:name="T14" style:family="text">
      <style:text-properties officeooo:rsid="001f0315"/>
    </style:style>
    <style:style style:name="T15" style:family="text">
      <style:text-properties officeooo:rsid="00265ba1"/>
    </style:style>
    <style:style style:name="T16" style:family="text">
      <style:text-properties officeooo:rsid="00266c70"/>
    </style:style>
    <style:style style:name="T17" style:family="text">
      <style:text-properties officeooo:rsid="00277ab6"/>
    </style:style>
    <style:style style:name="T18" style:family="text">
      <style:text-properties officeooo:rsid="002d9772"/>
    </style:style>
    <style:style style:name="T19" style:family="text">
      <style:text-properties officeooo:rsid="002e2c6c"/>
    </style:style>
    <style:style style:name="T20" style:family="text">
      <style:text-properties officeooo:rsid="0031ca1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2646531997978236" text:style-name="Outline">
        <text:list-item>
          <text:h text:style-name="P20" text:outline-level="1">API changes in JPPF 4.0</text:h>
          <text:list>
            <text:list-item>
              <text:h text:style-name="P21" text:outline-level="2"><text:bookmark-start text:name="__RefHeading__26959_1969384661"/>Introduction<text:bookmark-end text:name="__RefHeading__26959_1969384661"/></text:h>
            </text:list-item>
          </text:list>
        </text:list-item>
      </text:list>
      <text:p text:style-name="P1">This chapter lists the public documented classes and methods that have changes from the latest JPPF 3.x version to JPPF 4.0. Some methods have been deprecated and should be working in existing code, to the best of our knowledge. It is strongly recommended that any new code written against the 4.0 API strictly avoid the use of deprecated APIs.</text:p>
      <text:list xml:id="list39669270" text:continue-numbering="true" text:style-name="Outline">
        <text:list-item>
          <text:list>
            <text:list-item>
              <text:h text:style-name="Heading_20_2" text:outline-level="2"><text:bookmark-start text:name="__RefHeading__26961_1969384661"/>The new Task API<text:bookmark-end text:name="__RefHeading__26961_1969384661"/></text:h>
              <text:list>
                <text:list-item>
                  <text:h text:style-name="Heading_20_3" text:outline-level="3"><text:bookmark-start text:name="__RefHeading__26963_1969384661"/>New design<text:bookmark-end text:name="__RefHeading__26963_1969384661"/></text:h>
                </text:list-item>
              </text:list>
            </text:list-item>
          </text:list>
        </text:list-item>
      </text:list>
      <text:p text:style-name="P3"><text:span text:style-name="T1">In JPPF 3.x, </text:span><text:a xlink:type="simple" xlink:href="https://www.jppf.org/javadoc/6.0/index.html?org/jppf/server/protocol/JPPFTask.html"><text:span text:style-name="T1">JPPFTask</text:span></text:a><text:span text:style-name="T1"> was, for all practical purposes, the base class for all tasks in JPPF. Version 4.0 introduces a more generic API, based on the </text:span><text:a xlink:type="simple" xlink:href="https://www.jppf.org/javadoc/6.0/index.html?org/jppf/node/protocol/Task.html"><text:span text:style-name="T1">Task&lt;T&gt;</text:span></text:a><text:span text:style-name="T1"> interface and its concrete implementation </text:span><text:a xlink:type="simple" xlink:href="https://www.jppf.org/javadoc/6.0/index.html?org/jppf/node/protocol/AbstractTask.html"><text:span text:style-name="T1">AbstractTask&lt;T&gt;</text:span></text:a><text:span text:style-name="T1">, with </text:span><text:a xlink:type="simple" xlink:href="https://www.jppf.org/javadoc/6.0/index.html?org/jppf/server/protocol/JPPFTask.html"><text:span text:style-name="T1">JPPFTask</text:span></text:a><text:span text:style-name="T1"> redefined as </text:span><text:span text:style-name="Code_20_char"><text:span text:style-name="T1">public class JPPFTask extends AbstractTask&lt;Object&gt; {}</text:span></text:span><text:span text:style-name="T1">.</text:span></text:p>
      <text:p text:style-name="P2"/>
      <text:p text:style-name="P16">Most of of the API changes listed here relate to this new design, which has implications well beyond the scope of the tasks implementation.</text:p>
      <text:p text:style-name="P16"/>
      <text:p text:style-name="P4"><text:span text:style-name="T2">As of JPPF 4.0, the base interface for concrete task implementations is offically </text:span><text:a xlink:type="simple" xlink:href="https://www.jppf.org/javadoc/6.0/index.html?org/jppf/node/protocol/Task.html"><text:span text:style-name="T1">Task&lt;T&gt;</text:span></text:a><text:span text:style-name="T2">, with JPPF providing a generic abstract implementation </text:span><text:a xlink:type="simple" xlink:href="https://www.jppf.org/javadoc/6.0/index.html?org/jppf/node/protocol/AbstractTask.html"><text:span text:style-name="T1">AbstractTask&lt;T&gt;</text:span></text:a><text:span text:style-name="T2">, which implem</text:span><text:span text:style-name="T3">e</text:span><text:span text:style-name="T2">nts all methods of the interface, except the </text:span><text:span text:style-name="Code_20_char"><text:span text:style-name="T2">run()</text:span></text:span><text:span text:style-name="T2"> method </text:span><text:span text:style-name="T3">inherited</text:span><text:span text:style-name="T2"> from the </text:span><text:span text:style-name="Code_20_char"><text:span text:style-name="T2">Runnable</text:span></text:span><text:span text:style-name="T2"> inte</text:span><text:span text:style-name="T18">r</text:span><text:span text:style-name="T2">face. All JPPF 4.0 users are strongly encouraged to use </text:span><text:a xlink:type="simple" xlink:href="https://www.jppf.org/javadoc/6.0/index.html?org/jppf/node/protocol/AbstractTask.html"><text:span text:style-name="T1">AbstractTask&lt;T&gt;</text:span></text:a><text:span text:style-name="T2">, for consistency with the framework.</text:span></text:p>
      <text:list xml:id="list39665726" text:continue-numbering="true" text:style-name="Outline">
        <text:list-item>
          <text:list>
            <text:list-item>
              <text:list>
                <text:list-item>
                  <text:h text:style-name="Heading_20_3" text:outline-level="3"><text:bookmark-start text:name="__RefHeading__26965_1969384661"/>New and changed methods<text:bookmark-end text:name="__RefHeading__26965_1969384661"/></text:h>
                </text:list-item>
              </text:list>
            </text:list-item>
          </text:list>
        </text:list-item>
      </text:list>
      <text:p text:style-name="P5"><text:span text:style-name="T4">In </text:span><text:a xlink:type="simple" xlink:href="https://www.jppf.org/javadoc/6.0/index.html?org/jppf/node/protocol/Task.html"><text:span text:style-name="T1">Task&lt;T&gt;</text:span></text:a><text:span text:style-name="T4">, the methods </text:span><text:span text:style-name="Code_20_char"><text:span text:style-name="T4">getException()</text:span></text:span><text:span text:style-name="T4"> and </text:span><text:span text:style-name="Code_20_char"><text:span text:style-name="T4">setException(Exception)</text:span></text:span><text:span text:style-name="T4"> were deprecated and are now replaced with the more generic </text:span><text:span text:style-name="Code_20_char"><text:span text:style-name="T4">getThrowable()</text:span></text:span><text:span text:style-name="T4"> and </text:span><text:span text:style-name="Code_20_char"><text:span text:style-name="T4">setThrowable(Throwable)</text:span></text:span><text:span text:style-name="T4"> respectively.</text:span></text:p>
      <text:p text:style-name="P16"/>
      <text:p text:style-name="P5"><text:span text:style-name="T4">Since these new methods may be inconsistent with </text:span><text:span text:style-name="Code_20_char"><text:span text:style-name="T4">catch(Some_Exception_Class) {}</text:span></text:span><text:span text:style-name="T4"> clauses in existing code, a utility class </text:span><text:a xlink:type="simple" xlink:href="https://www.jppf.org/javadoc/6.0/index.html?org/jppf/utils/ExceptionUtils.html"><text:span text:style-name="T4">ExceptionUtils</text:span></text:a><text:span text:style-name="T4"> is provided, with helper methods to convert a generic </text:span><text:span text:style-name="Code_20_char"><text:span text:style-name="T4">Throwable</text:span></text:span><text:span text:style-name="T4"> into a more specfic exception type.</text:span></text:p>
      <text:p text:style-name="P17"/>
      <text:p text:style-name="P6"><text:span text:style-name="T5">A new method </text:span><text:span text:style-name="Code_20_char"><text:span text:style-name="T5">fireNotification(Object userObject, boolean sendViaJmx)</text:span></text:span><text:span text:style-name="T5"> was added, which allows the tasks to send notifications to local listeners ot remote list</text:span><text:span text:style-name="T18">e</text:span><text:span text:style-name="T5">ners via JMX.</text:span></text:p>
      <text:list xml:id="list39679883" text:continue-numbering="true" text:style-name="Outline">
        <text:list-item>
          <text:list>
            <text:list-item>
              <text:h text:style-name="Heading_20_2" text:outline-level="2"><text:bookmark-start text:name="__RefHeading__26967_1969384661"/>Package org.jppf.client<text:bookmark-end text:name="__RefHeading__26967_1969384661"/></text:h>
              <text:list>
                <text:list-item>
                  <text:h text:style-name="Heading_20_3" text:outline-level="3"><text:bookmark-start text:name="__RefHeading__26969_1969384661"/><text:span text:style-name="T6">C</text:span><text:span text:style-name="T5">lass JPPFClient</text:span><text:bookmark-end text:name="__RefHeading__26969_1969384661"/></text:h>
                </text:list-item>
              </text:list>
            </text:list-item>
          </text:list>
        </text:list-item>
      </text:list>
      <text:p text:style-name="P7"><text:span text:style-name="Code_20_char"><text:span text:style-name="T8">submit(JPPFJob)</text:span></text:span><text:span text:style-name="T8">, which returns a List&lt;JPPFTask&gt;, is deprecated and replaced with </text:span><text:span text:style-name="Code_20_char"><text:span text:style-name="T8">submitJob(JPPFJob)</text:span></text:span><text:span text:style-name="T8">, which returns a </text:span><text:span text:style-name="Code_20_char"><text:span text:style-name="T8">List&lt;Task&lt;?&gt;&gt;</text:span></text:span><text:span text:style-name="T8">.</text:span></text:p>
      <text:p text:style-name="P18"/>
      <text:p text:style-name="P7"><text:span text:style-name="Code_20_char"><text:span text:style-name="T8">reset()</text:span></text:span><text:span text:style-name="T8"> and </text:span><text:span text:style-name="Code_20_char"><text:span text:style-name="T8">reset(TypedProperties)</text:span></text:span><text:span text:style-name="T8"> methods have been added.</text:span></text:p>
      <text:list xml:id="list39693133" text:continue-numbering="true" text:style-name="Outline">
        <text:list-item>
          <text:list>
            <text:list-item>
              <text:list>
                <text:list-item>
                  <text:h text:style-name="Heading_20_3" text:outline-level="3"><text:bookmark-start text:name="__RefHeading__26971_1969384661"/><text:span text:style-name="T6">C</text:span><text:span text:style-name="T5">lass AbstractJPPFClient</text:span><text:bookmark-end text:name="__RefHeading__26971_1969384661"/></text:h>
                </text:list-item>
              </text:list>
            </text:list-item>
          </text:list>
        </text:list-item>
      </text:list>
      <text:p text:style-name="P7"><text:span text:style-name="T8">As for </text:span><text:span text:style-name="Code_20_char"><text:span text:style-name="T8">JPPFClient</text:span></text:span><text:span text:style-name="T8">, the abstract definition of </text:span><text:span text:style-name="Code_20_char"><text:span text:style-name="T8">submit(JPPFJob)</text:span></text:span><text:span text:style-name="T8"> is deprecated and replaced with the method </text:span><text:span text:style-name="Code_20_char"><text:span text:style-name="T8">submitJob(JPPFJob)</text:span></text:span><text:span text:style-name="T8">,</text:span></text:p>
      <text:list xml:id="list39664201" text:continue-numbering="true" text:style-name="Outline">
        <text:list-item>
          <text:list>
            <text:list-item>
              <text:list>
                <text:list-item>
                  <text:h text:style-name="Heading_20_3" text:outline-level="3"><text:bookmark-start text:name="__RefHeading__26973_1969384661"/><text:span text:style-name="T6">C</text:span><text:span text:style-name="T5">lass JPPFJob</text:span><text:bookmark-end text:name="__RefHeading__26973_1969384661"/></text:h>
                </text:list-item>
              </text:list>
            </text:list-item>
          </text:list>
        </text:list-item>
      </text:list>
      <text:p text:style-name="P7"><text:span text:style-name="Code_20_char"><text:span text:style-name="T8">addTask(Object, Object...)</text:span></text:span><text:span text:style-name="T8"> and </text:span><text:span text:style-name="Code_20_char"><text:span text:style-name="T8">addTask(String, Object, Object...)</text:span></text:span><text:span text:style-name="T8">, which return a </text:span><text:span text:style-name="Code_20_char"><text:span text:style-name="T8">JPPFTask</text:span></text:span><text:span text:style-name="T8">, are deprecated and replaced with </text:span><text:span text:style-name="Code_20_char"><text:span text:style-name="T8">add(Object, Object...)</text:span></text:span><text:span text:style-name="T8"> and </text:span><text:span text:style-name="Code_20_char"><text:span text:style-name="T8">add(String, Object, Object...)</text:span></text:span><text:span text:style-name="T8"> respectively, which return a </text:span><text:span text:style-name="Code_20_char"><text:span text:style-name="T8">Task&lt;?&gt;</text:span></text:span><text:span text:style-name="T8">.</text:span></text:p>
      <text:list xml:id="list39692538" text:continue-numbering="true" text:style-name="Outline">
        <text:list-item>
          <text:list>
            <text:list-item>
              <text:list>
                <text:list-item>
                  <text:h text:style-name="Heading_20_3" text:outline-level="3"><text:bookmark-start text:name="__RefHeading__26975_1969384661"/><text:span text:style-name="T6">C</text:span><text:span text:style-name="T5">lass JPPFResultCollector</text:span><text:bookmark-end text:name="__RefHeading__26975_1969384661"/></text:h>
                </text:list-item>
              </text:list>
            </text:list-item>
          </text:list>
        </text:list-item>
      </text:list>
      <text:p text:style-name="P2"><text:span text:style-name="Code_20_char"><text:span text:style-name="T9">getResults()</text:span></text:span><text:span text:style-name="T9">, </text:span><text:span text:style-name="Code_20_char"><text:span text:style-name="T9">waitForResults()</text:span></text:span><text:span text:style-name="T9">, and </text:span><text:span text:style-name="Code_20_char"><text:span text:style-name="T9">waitForResults(long)</text:span></text:span><text:span text:style-name="T9">, which return a </text:span><text:span text:style-name="Code_20_char"><text:span text:style-name="T9">List&lt;JPPFTask&gt;</text:span></text:span><text:span text:style-name="T9">, have been <text:s/>deprecated and replaced with </text:span><text:span text:style-name="Code_20_char"><text:span text:style-name="T9">getAllResults()</text:span></text:span><text:span text:style-name="T9">, </text:span><text:span text:style-name="Code_20_char"><text:span text:style-name="T9">awaitResults()</text:span></text:span><text:span text:style-name="T9"> and </text:span><text:span text:style-name="Code_20_char"><text:span text:style-name="T9">awaitResults(long)</text:span></text:span><text:span text:style-name="T9"> respectively, which return a </text:span><text:span text:style-name="Code_20_char"><text:span text:style-name="T9">List&lt;Task&lt;?&gt;&gt;</text:span></text:span><text:span text:style-name="T9">.</text:span></text:p>
      <text:list xml:id="list39680682" text:continue-numbering="true" text:style-name="Outline">
        <text:list-item>
          <text:list>
            <text:list-item>
              <text:list>
                <text:list-item>
                  <text:h text:style-name="Heading_20_3" text:outline-level="3"><text:bookmark-start text:name="__RefHeading__26977_1969384661"/><text:span text:style-name="T6">C</text:span><text:span text:style-name="T5">lass </text:span><text:span text:style-name="T6">JobResults</text:span><text:bookmark-end text:name="__RefHeading__26977_1969384661"/></text:h>
                </text:list-item>
              </text:list>
            </text:list-item>
          </text:list>
        </text:list-item>
      </text:list>
      <text:p text:style-name="P8"><text:span text:style-name="Code_20_char"><text:span text:style-name="T10">getAll() : Collection&lt;JPPFTask&gt;</text:span></text:span><text:span text:style-name="T10"> is replaced with </text:span><text:span text:style-name="Code_20_char"><text:span text:style-name="T10">getAllResults() : Collection&lt;Task&lt;?&gt;&gt;</text:span></text:span></text:p>
      <text:p text:style-name="P8"><text:soft-page-break/><text:span text:style-name="Code_20_char"><text:span text:style-name="T10">getResult(int) : JPPFTask</text:span></text:span><text:span text:style-name="T10"> is deprecated and replaced with </text:span><text:span text:style-name="Code_20_char"><text:span text:style-name="T10">getResultTask(int) : Task&lt;?&gt;</text:span></text:span></text:p>
      <text:p text:style-name="P8"><text:span text:style-name="Code_20_char"><text:span text:style-name="T10">putResults(List&lt;JPPFTask&gt;)</text:span></text:span><text:span text:style-name="T10"> is deprecated and replaced with </text:span><text:span text:style-name="Code_20_char"><text:span text:style-name="T10">addResults(List&lt;Task&lt;?&gt;&gt;)</text:span></text:span></text:p>
      <text:list xml:id="list39688769" text:continue-numbering="true" text:style-name="Outline">
        <text:list-item>
          <text:list>
            <text:list-item>
              <text:h text:style-name="Heading_20_2" text:outline-level="2"><text:bookmark-start text:name="__RefHeading__26979_1969384661"/>Package org.jppf.client.event<text:bookmark-end text:name="__RefHeading__26979_1969384661"/></text:h>
              <text:list>
                <text:list-item>
                  <text:h text:style-name="Heading_20_3" text:outline-level="3"><text:bookmark-start text:name="__RefHeading__26981_1969384661"/><text:span text:style-name="T6">C</text:span><text:span text:style-name="T5">lass </text:span><text:span text:style-name="T7">JobEvent</text:span><text:bookmark-end text:name="__RefHeading__26981_1969384661"/></text:h>
                </text:list-item>
              </text:list>
            </text:list-item>
          </text:list>
        </text:list-item>
      </text:list>
      <text:p text:style-name="P9"><text:span text:style-name="Code_20_char"><text:span text:style-name="T11">getTasks() : List&lt;JPPFTask&gt;</text:span></text:span><text:span text:style-name="T11"> is deprecated and replaced with </text:span><text:span text:style-name="Code_20_char"><text:span text:style-name="T11">getJobTasks() : List&lt;Task&lt;?&gt;&gt;</text:span></text:span><text:span text:style-name="T11">.</text:span></text:p>
      <text:list xml:id="list39678903" text:continue-numbering="true" text:style-name="Outline">
        <text:list-item>
          <text:list>
            <text:list-item>
              <text:list>
                <text:list-item>
                  <text:h text:style-name="Heading_20_3" text:outline-level="3"><text:bookmark-start text:name="__RefHeading__26983_1969384661"/><text:span text:style-name="T6">C</text:span><text:span text:style-name="T5">lass </text:span><text:span text:style-name="T7">TaskResultEvent</text:span><text:bookmark-end text:name="__RefHeading__26983_1969384661"/></text:h>
                </text:list-item>
              </text:list>
            </text:list-item>
          </text:list>
        </text:list-item>
      </text:list>
      <text:p text:style-name="P10"><text:span text:style-name="Code_20_char"><text:span text:style-name="T12">getTaskList() : List&lt;JPPFTask&gt;</text:span></text:span><text:span text:style-name="T12"> is deprecated and replaced with </text:span><text:span text:style-name="Code_20_char"><text:span text:style-name="T12">getTasks() : List&lt;Task&lt;?&gt;&gt;</text:span></text:span><text:span text:style-name="T12">.</text:span></text:p>
      <text:list xml:id="list39689242" text:continue-numbering="true" text:style-name="Outline">
        <text:list-item>
          <text:list>
            <text:list-item>
              <text:h text:style-name="Heading_20_2" text:outline-level="2"><text:bookmark-start text:name="__RefHeading__26985_1969384661"/>Package org.jppf.client.persistence<text:bookmark-end text:name="__RefHeading__26985_1969384661"/></text:h>
              <text:list>
                <text:list-item>
                  <text:h text:style-name="Heading_20_3" text:outline-level="3"><text:bookmark-start text:name="__RefHeading__26987_1969384661"/><text:span text:style-name="T6">C</text:span><text:span text:style-name="T5">lass </text:span><text:span text:style-name="T7">JobPersistence</text:span><text:bookmark-end text:name="__RefHeading__26987_1969384661"/></text:h>
                </text:list-item>
              </text:list>
            </text:list-item>
          </text:list>
        </text:list-item>
      </text:list>
      <text:p text:style-name="P11"><text:span text:style-name="Code_20_char"><text:span text:style-name="T13">storeJob(K, JPPFJob, List&lt;</text:span></text:span><text:span text:style-name="Code_20_char"><text:span text:style-name="T20">JPPF</text:span></text:span><text:span text:style-name="Code_20_char"><text:span text:style-name="T13">Task&gt;)</text:span></text:span><text:span text:style-name="T13"> was changed into </text:span><text:span text:style-name="Code_20_char"><text:span text:style-name="T13">storeJob(K, JPPFJob, List&lt;Task&lt;?&gt;&gt;)</text:span></text:span><text:span text:style-name="T13">.</text:span></text:p>
      <text:list xml:id="list39693389" text:continue-numbering="true" text:style-name="Outline">
        <text:list-item>
          <text:list>
            <text:list-item>
              <text:list>
                <text:list-item>
                  <text:h text:style-name="Heading_20_3" text:outline-level="3"><text:bookmark-start text:name="__RefHeading__26989_1969384661"/><text:span text:style-name="T6">C</text:span><text:span text:style-name="T5">lass </text:span><text:span text:style-name="T7">DefaultFilePersistenceManager</text:span><text:bookmark-end text:name="__RefHeading__26989_1969384661"/></text:h>
                </text:list-item>
              </text:list>
            </text:list-item>
          </text:list>
        </text:list-item>
      </text:list>
      <text:p text:style-name="P11"><text:span text:style-name="Code_20_char"><text:span text:style-name="T13">storeJob(K, JPPFJob, List&lt;</text:span></text:span><text:span text:style-name="Code_20_char"><text:span text:style-name="T20">JPPF</text:span></text:span><text:span text:style-name="Code_20_char"><text:span text:style-name="T13">Task&gt;)</text:span></text:span><text:span text:style-name="T13"> was changed into </text:span><text:span text:style-name="Code_20_char"><text:span text:style-name="T13">storeJob(K, JPPFJob, List&lt;Task&lt;?&gt;&gt;)</text:span></text:span><text:span text:style-name="T13">.</text:span></text:p>
      <text:list xml:id="list39692427" text:continue-numbering="true" text:style-name="Outline">
        <text:list-item>
          <text:list>
            <text:list-item>
              <text:h text:style-name="Heading_20_2" text:outline-level="2"><text:bookmark-start text:name="__RefHeading__26991_1969384661"/>Package org.jppf.client.taskwrapper<text:bookmark-end text:name="__RefHeading__26991_1969384661"/></text:h>
              <text:list>
                <text:list-item>
                  <text:h text:style-name="Heading_20_3" text:outline-level="3"><text:bookmark-start text:name="__RefHeading__26993_1969384661"/>JPPFTaskCallback<text:bookmark-end text:name="__RefHeading__26993_1969384661"/></text:h>
                </text:list-item>
              </text:list>
            </text:list-item>
          </text:list>
        </text:list-item>
      </text:list>
      <text:p text:style-name="P12"><text:span text:style-name="T14">The class </text:span><text:span text:style-name="Code_20_char"><text:span text:style-name="T14">JPPFTaskCallback</text:span></text:span><text:span text:style-name="T14"> has been genericized into </text:span><text:span text:style-name="Code_20_char"><text:span text:style-name="T14">JPPFTaskCallback&lt;T&gt;</text:span></text:span><text:span text:style-name="T14">.</text:span></text:p>
      <text:p text:style-name="P12"><text:span text:style-name="Code_20_char"><text:span text:style-name="T14">getTask() : JPPFTask</text:span></text:span><text:span text:style-name="T14"> was changed into </text:span><text:span text:style-name="Code_20_char"><text:span text:style-name="T14">getTask() : Task&lt;</text:span></text:span><text:span text:style-name="Code_20_char"><text:span text:style-name="T19">T</text:span></text:span><text:span text:style-name="Code_20_char"><text:span text:style-name="T14">&gt;</text:span></text:span><text:span text:style-name="T14">.</text:span></text:p>
      <text:list xml:id="list39686780" text:continue-numbering="true" text:style-name="Outline">
        <text:list-item>
          <text:list>
            <text:list-item>
              <text:h text:style-name="Heading_20_2" text:outline-level="2"><text:bookmark-start text:name="__RefHeading__26995_1969384661"/>Package org.jppf.client.utils<text:bookmark-end text:name="__RefHeading__26995_1969384661"/></text:h>
              <text:list>
                <text:list-item>
                  <text:h text:style-name="Heading_20_3" text:outline-level="3"><text:bookmark-start text:name="__RefHeading__26997_1969384661"/><text:span text:style-name="T6">C</text:span><text:span text:style-name="T5">lass </text:span><text:span text:style-name="T7">ClientWithFailover</text:span><text:bookmark-end text:name="__RefHeading__26997_1969384661"/></text:h>
                </text:list-item>
              </text:list>
            </text:list-item>
          </text:list>
        </text:list-item>
      </text:list>
      <text:p text:style-name="P13"><text:span text:style-name="Code_20_char"><text:span text:style-name="T15">submit(JPPFJob): List&lt;JPPFTask&gt;</text:span></text:span><text:span text:style-name="T15"> is deprecated and replaced with </text:span><text:span text:style-name="Code_20_char"><text:span text:style-name="T15">submitJob(JPPFJob): List&lt;Task&lt;?&gt;&gt;</text:span></text:span><text:span text:style-name="T15">.</text:span></text:p>
      <text:list xml:id="list39667997" text:continue-numbering="true" text:style-name="Outline">
        <text:list-item>
          <text:list>
            <text:list-item>
              <text:h text:style-name="Heading_20_2" text:outline-level="2"><text:bookmark-start text:name="__RefHeading__26999_1969384661"/>Package org.jppf.server.protocol<text:bookmark-end text:name="__RefHeading__26999_1969384661"/></text:h>
              <text:list>
                <text:list-item>
                  <text:h text:style-name="Heading_20_3" text:outline-level="3"><text:bookmark-start text:name="__RefHeading__27001_1969384661"/><text:span text:style-name="T6">C</text:span><text:span text:style-name="T5">lass </text:span><text:span text:style-name="T7">CommandLineTask genericized</text:span><text:bookmark-end text:name="__RefHeading__27001_1969384661"/></text:h>
                </text:list-item>
              </text:list>
            </text:list-item>
          </text:list>
        </text:list-item>
      </text:list>
      <text:p text:style-name="P14"><text:span text:style-name="Code_20_char"><text:span text:style-name="T16">CommandLineTask</text:span></text:span><text:span text:style-name="T16"> is now defined as </text:span><text:span text:style-name="Code_20_char"><text:span text:style-name="T16">CommandLineTask&lt;T&gt; extends AbstractTask&lt;T&gt;</text:span></text:span><text:span text:style-name="T16">.</text:span></text:p>
      <text:list xml:id="list39671437" text:continue-numbering="true" text:style-name="Outline">
        <text:list-item>
          <text:list>
            <text:list-item>
              <text:h text:style-name="Heading_20_2" text:outline-level="2"><text:bookmark-start text:name="__RefHeading__27003_1969384661"/>Package org.jppf.node.event<text:bookmark-end text:name="__RefHeading__27003_1969384661"/></text:h>
            </text:list-item>
          </text:list>
        </text:list-item>
      </text:list>
      <text:p text:style-name="P14"><text:span text:style-name="T16">The classes </text:span><text:span text:style-name="Code_20_char"><text:span text:style-name="T16">TaskExecutionListener</text:span></text:span><text:span text:style-name="T16"> and </text:span><text:span text:style-name="Code_20_char"><text:span text:style-name="T16">TaskExecutionEvent</text:span></text:span><text:span text:style-name="T16"> moved from package </text:span><text:span text:style-name="Code_20_char"><text:span text:style-name="T16">org.jppf.server.node</text:span></text:span><text:span text:style-name="T16">.</text:span></text:p>
      <text:list xml:id="list39693875" text:continue-numbering="true" text:style-name="Outline">
        <text:list-item>
          <text:list>
            <text:list-item>
              <text:list>
                <text:list-item>
                  <text:h text:style-name="Heading_20_3" text:outline-level="3"><text:bookmark-start text:name="__RefHeading__27005_1969384661"/><text:span text:style-name="T6">C</text:span><text:span text:style-name="T5">lass </text:span><text:span text:style-name="T7">TasKExecutionListener</text:span><text:bookmark-end text:name="__RefHeading__27005_1969384661"/></text:h>
                </text:list-item>
              </text:list>
            </text:list-item>
          </text:list>
        </text:list-item>
      </text:list>
      <text:p text:style-name="P14"><text:span text:style-name="T16">The method </text:span><text:span text:style-name="Code_20_char"><text:span text:style-name="T16">taskNotification(TaskExecutionEvent)</text:span></text:span><text:span text:style-name="T16"> has been added.</text:span></text:p>
      <text:list xml:id="list39693214" text:continue-numbering="true" text:style-name="Outline">
        <text:list-item>
          <text:list>
            <text:list-item>
              <text:list>
                <text:list-item>
                  <text:h text:style-name="Heading_20_3" text:outline-level="3"><text:bookmark-start text:name="__RefHeading__27007_1969384661"/>TasKExecutionEvent<text:bookmark-end text:name="__RefHeading__27007_1969384661"/></text:h>
                </text:list-item>
              </text:list>
            </text:list-item>
          </text:list>
        </text:list-item>
      </text:list>
      <text:p text:style-name="P14"><text:span text:style-name="T16">The method </text:span><text:span text:style-name="Code_20_char"><text:span text:style-name="T16">getTask() : JPPFTask</text:span></text:span><text:span text:style-name="T16"> was changed into </text:span><text:span text:style-name="Code_20_char"><text:span text:style-name="T16">getTask() : Task&lt;?&gt;</text:span></text:span><text:span text:style-name="T16">.</text:span></text:p>
      <text:p text:style-name="P23"/>
      <text:list xml:id="list39672265" text:continue-numbering="true" text:style-name="Outline">
        <text:list-item>
          <text:list>
            <text:list-item>
              <text:h text:style-name="P22" text:outline-level="2"><text:bookmark-start text:name="__RefHeading__27009_1969384661"/><text:span text:style-name="T5">Package org.jppf.jca.cci </text:span><text:span text:style-name="T7">(J2E connector)</text:span><text:bookmark-end text:name="__RefHeading__27009_1969384661"/></text:h>
              <text:list>
                <text:list-item>
                  <text:h text:style-name="Heading_20_3" text:outline-level="3"><text:bookmark-start text:name="__RefHeading__27011_1969384661"/><text:span text:style-name="T6">C</text:span><text:span text:style-name="T5">lass </text:span><text:span text:style-name="T7">JPPFConnection</text:span><text:bookmark-end text:name="__RefHeading__27011_1969384661"/></text:h>
                </text:list-item>
              </text:list>
            </text:list-item>
          </text:list>
        </text:list-item>
      </text:list>
      <text:p text:style-name="P15"><text:span text:style-name="Code_20_char"><text:span text:style-name="T17">getSubmissionResults(String): List&lt;JPPFTask&gt;</text:span></text:span><text:span text:style-name="T17"> and </text:span><text:span text:style-name="Code_20_char"><text:span text:style-name="T17">waitForResults(String): List&lt;JPPFTask&gt;</text:span></text:span><text:span text:style-name="T17"> have been deprecated and replaced with </text:span><text:span text:style-name="Code_20_char"><text:span text:style-name="T17">getResults(String): List&lt;Task&lt;?&gt;&gt;</text:span></text:span><text:span text:style-name="T17"> and </text:span><text:span text:style-name="Code_20_char"><text:span text:style-name="T17">awaitResults(String): List&lt;Task&lt;?&gt;&gt;</text:span></text:span><text:span text:style-name="T17"> respectively</text:span></text:p>
      <text:p text:style-name="P19"/>
      <text:p text:style-name="P15"><text:span text:style-name="T17">The method </text:span><text:span text:style-name="Code_20_char"><text:span text:style-name="T17">resetClient()</text:span></text:span><text:span text:style-name="T17"> was add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text-properties fo:font-size="9pt"/>
    </style:style>
    <style:style style:name="Contents_20_Heading" style:display-name="Contents Heading" style:family="paragraph" style:parent-style-name="Heading" style:class="index">
      <style:paragraph-properties fo:margin-left="0in" fo:margin-right="0in" fo:margin-top="0.1654in" fo:margin-bottom="0.1654in" style:contextual-spacing="false" fo:text-align="center" style:justify-single-word="false" fo:text-indent="0in" style:auto-text-indent="false" text:number-lines="false" text:line-number="0"/>
      <style:text-properties fo:font-size="24pt" fo:font-weight="bold" style:font-size-asian="16pt" style:font-weight-asian="bold" style:font-size-complex="16pt"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8H37S</meta:editing-duration>
    <meta:editing-cycles>106</meta:editing-cycles>
    <meta:generator>LibreOffice/4.0.4.2$Windows_x86 LibreOffice_project/9e9821abd0ffdbc09cd8c52eaa574fa09eb08f2</meta:generator>
    <meta:creation-date>2010-11-18T07:25:41.01</meta:creation-date>
    <dc:date>2014-03-08T19:52:09.85</dc:date>
    <meta:document-statistic meta:table-count="0" meta:image-count="0" meta:object-count="0" meta:page-count="3" meta:paragraph-count="56" meta:word-count="586" meta:character-count="4706" meta:non-whitespace-character-count="4175"/>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10-11-18T07:25:41"/>
  </office:meta>
</office:document-meta>
</file>